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47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to do this?</text:p>
        </text:list-item>
        <text:list-item>
          <text:p text:style-name="P1">displays the content of <text:span text:style-name="NormalTok">myArray</text:span>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:</text:p>
      <text:p text:style-name="P3">Console.WriteLine(myArray[5]);</text:p>
      <text:p text:style-name="First_20_paragraph">try to compile and execute the program.</text:p>
      <text:p text:style-name="Text_20_body">Then, remove previous line, and add this:</text:p>
      <text:p text:style-name="P4">myArray[5] = 12;</text:p>
      <text:p text:style-name="First_20_paragraph">try to compile and execute the program again.</text:p>
      <text:p text:style-name="Text_20_body">Remove previous line. Add this line and try executing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exercise you will need an array to work with. Let’s create one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? (should display <text:span text:style-name="NormalTok">f</text:span>)</text:p>
        </text:list-item>
        <text:list-item>
          <text:p text:style-name="P9">Write a statement to display value stored at index 4. What is the value? Why?</text:p>
        </text:list-item>
        <text:list-item>
          <text:p text:style-name="P9">Write a statement to display characters in the first half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 after changing the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, or first half you expected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47:31Z</meta:creation-date>
    <dc:date>2021-06-17T02:47:31Z</dc:date>
    <meta:user-defined meta:name="date" meta:value-type="string">June  16, 2021 (10:47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